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AR ESSENCE" svg:font-family="'AR ESSENCE'" style:font-pitch="variable"/>
    <style:font-face style:name="Times New Roman" svg:font-family="'Times New Roman'" style:font-family-generic="roman" style:font-pitch="variable"/>
    <style:font-face style:name="Andy" svg:font-family="Andy" style:font-family-generic="script" style:font-pitch="variable"/>
    <style:font-face style:name="Abadi MT Condensed" svg:font-family="'Abadi MT Condensed'" style:font-family-generic="swiss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mo" fo:font-size="12pt" style:font-size-asian="12pt" style:font-size-complex="12pt"/>
    </style:style>
    <style:style style:name="P2" style:family="paragraph" style:parent-style-name="Standard">
      <style:paragraph-properties fo:margin-left="0cm" fo:margin-right="0cm" style:line-height-at-least="0.582cm" fo:text-indent="0cm" style:auto-text-indent="false" fo:padding="0cm" fo:border="none"/>
    </style:style>
    <style:style style:name="P3" style:family="paragraph" style:parent-style-name="Standard">
      <style:paragraph-properties fo:margin-left="0cm" fo:margin-right="0cm" style:line-height-at-least="0.582cm" fo:text-indent="0cm" style:auto-text-indent="false" fo:padding="0cm" fo:border="none"/>
      <style:text-properties fo:font-variant="normal" fo:text-transform="none" fo:color="#252525" style:font-name="Arimo" fo:font-size="12pt" fo:letter-spacing="normal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style:line-height-at-least="0.582cm" fo:text-indent="0cm" style:auto-text-indent="false" fo:padding="0cm" fo:border="none"/>
      <style:text-properties fo:font-variant="normal" fo:text-transform="none" fo:color="#252525" style:font-name="Arimo" fo:font-size="12pt" fo:letter-spacing="normal" fo:font-style="normal" fo:font-weight="bold" style:font-size-asian="12pt" style:font-size-complex="12pt"/>
    </style:style>
    <style:style style:name="P5" style:family="paragraph" style:parent-style-name="Standard">
      <style:paragraph-properties fo:margin-left="0cm" fo:margin-right="0cm" style:line-height-at-least="0.582cm" fo:text-indent="0cm" style:auto-text-indent="false" fo:padding="0cm" fo:border="none"/>
      <style:text-properties fo:font-variant="normal" fo:text-transform="none" fo:color="#000000" style:font-name="Arimo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000000" style:font-name="Arimo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000000" style:font-name="Arimo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variant="normal" fo:text-transform="none" fo:color="#000000" style:text-line-through-style="none" style:font-name="Arimo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Arimo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font-name="Arim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ur faire la compilation, la prmière étape est l'analyse du fichier source.</text:p>
      <text:p text:style-name="P3">Tout d'abord, on fait une analyse d'un point de vue lexicale, c'est à dire qu'on décompose les chaînes de charactère (le code) en lexème ou jeton.</text:p>
      <text:p text:style-name="P3">L'une des façons de faire est de construire l'automate à état fini associé au mots reconnus.</text:p>
      <text:p text:style-name="P3"><text:s/>Suite à la reconnaissance d'un mot ou lexème, l'analyseur lexicale retourne un jeton correspondant <text:s/>à la catégorie lexicale du lexème. Plus précisement, on retourne un couple (jeton, valeur semantique).</text:p>
      <text:p text:style-name="P3">Par exemple,si on définit <text:s/>(if , 300) <text:s/>et qu'on reconnaît un if on retourne (IF,).</text:p>
      <text:p text:style-name="P3">On choisit plutôt des entiers pour représenter les catégories lexicales.</text:p>
      <text:p text:style-name="P3">Pour les variables, il faut retourner une valeur sémantique, donc soit le lexème lui-même pour un littéral entier, l'indice d'entrée correspondant dans la table des symbole pour une variable.</text:p>
      <text:p text:style-name="P3">Par exemple:(LITTERALCHAINE,'\nBonjour !')</text:p>
      <text:p text:style-name="P3">Pour éviter les erreurs avec les mots préfixes d'autres, on applique la régle du mot le plus long : on regarde le caractère suivant, s'il étend le lexème reconnu, on continue.</text:p>
      <text:p text:style-name="P3">Il faut pouvoir revenir en arrière si on a été trop loin dans la lecture et qu'on se retrouve dans un état non terminal. Il faut donc connaître les états de notre automate.</text:p>
      <text:p text:style-name="P3">Il faut filtrer les blancs et les commentaires.</text:p>
      <text:p text:style-name="P3">Un générateur d'analyseur permet d'éviter cette étape.</text:p>
      <text:p text:style-name="P4"/>
      <text:p text:style-name="P5"/>
      <text:p text:style-name="P2"><text:span text:style-name="T2">Flex est une version </text:span><text:a xlink:type="simple" xlink:href="http://fr.wikipedia.org/wiki/Logiciel_libre"><text:span text:style-name="T1">libre</text:span></text:a><text:span text:style-name="T2"> de l'</text:span><text:a xlink:type="simple" xlink:href="http://fr.wikipedia.org/wiki/Analyse_lexicale"><text:span text:style-name="T1">analyseur lexical</text:span></text:a><text:span text:style-name="T2"> </text:span><text:a xlink:type="simple" xlink:href="http://fr.wikipedia.org/wiki/Lex_(logiciel)"><text:span text:style-name="T1">Lex</text:span></text:a><text:span text:style-name="T2">. Il est généralement associé à l'</text:span><text:a xlink:type="simple" xlink:href="http://fr.wikipedia.org/wiki/Analyse_syntaxique"><text:span text:style-name="T1">analyseur syntaxique</text:span></text:a><text:span text:style-name="T2"> </text:span><text:a xlink:type="simple" xlink:href="http://fr.wikipedia.org/wiki/GNU_Bison"><text:span text:style-name="T1">GNU Bison</text:span></text:a><text:span text:style-name="T2">, la version </text:span><text:a xlink:type="simple" xlink:href="http://fr.wikipedia.org/wiki/GNU"><text:span text:style-name="T1">GNU</text:span></text:a><text:span text:style-name="T2"> de </text:span><text:a xlink:type="simple" xlink:href="http://fr.wikipedia.org/wiki/Yacc_(logiciel)"><text:span text:style-name="T1">Yacc</text:span></text:a><text:span text:style-name="T2">.</text:span><text:span text:style-name="T3"> </text:span></text:p>
      <text:p text:style-name="P2"><text:span text:style-name="T2">Il lit les fichiers d'entrée donnés pour obtenir la description de l'analyseur à générer. La description est une liste de paires d'</text:span><text:a xlink:type="simple" xlink:href="http://fr.wikipedia.org/wiki/Expression_rationnelle"><text:span text:style-name="T1">expressions rationnelles</text:span></text:a><text:span text:style-name="T2"> et de code C, appelées règles. </text:span></text:p>
      <text:p text:style-name="P5"><text:s/>Flex a plusieurs régles pour l'écriture du fichier .l++ </text:p>
      <text:p text:style-name="P5">D'abord, un espace entre %{ %} qui contient une partie optionnelle de définition.</text:p>
      <text:p text:style-name="P5">Par exemple :</text:p>
      <text:p text:style-name="P5">%{include &lt;iostream.h&gt;</text:p>
      <text:p text:style-name="P5">class A{</text:p>
      <text:p text:style-name="P5"><text:s/>public :</text:p>
      <text:p text:style-name="P5"><text:s text:c="2"/>void Hello() {cout&lt;&lt; »Hello world ! »&lt;&lt;endl ; }</text:p>
      <text:p text:style-name="P5">};</text:p>
      <text:p text:style-name="P5">%}</text:p>
      <text:p text:style-name="P5">Une partie obligatoire de régles lex commencant par %%Cette partie associe des instructions C++ à des expressions régulières.</text:p>
      <text:p text:style-name="P5">%%</text:p>
      <text:p text:style-name="P5">[a-z]([a-z])* <text:s text:c="10"/>{return 5;}</text:p>
      <text:p text:style-name="P5">Enfin, une partie optionnelle pour des fonctions C++ définis par l'utilisateur, commencant par %%.</text:p>
      <text:p text:style-name="P5">%%</text:p>
      <text:p text:style-name="P5">int main(){</text:p>
      <text:p text:style-name="P5"><text:soft-page-break/>...</text:p>
      <text:p text:style-name="P5">}</text:p>
      <text:p text:style-name="P6">Pour compiler : flex exemple.l+ puis g++ -g -o exemple lex.yy.c -lfl</text:p>
      <text:p text:style-name="P6">Aprés c'est la fonction de l'analyseur syntaxique yyparse() qui appelle yylex() pour avoir les jetons correspondant au fichier lu.</text:p>
      <text:p text:style-name="P6">La fonction main() appelle yyparse().</text:p>
      <text:p text:style-name="P7">Analyseur synatxique</text:p>
      <text:p text:style-name="P7"/>
      <text:p text:style-name="P7">L'analyse synatxique permet de vérifier qu'un mot appartient bien au langage.</text:p>
      <text:p text:style-name="P7"/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ans-serif" svg:font-family="sans-serif"/>
    <style:font-face style:name="AR ESSENCE" svg:font-family="'AR ESSENCE'" style:font-pitch="variable"/>
    <style:font-face style:name="Times New Roman" svg:font-family="'Times New Roman'" style:font-family-generic="roman" style:font-pitch="variable"/>
    <style:font-face style:name="Andy" svg:font-family="Andy" style:font-family-generic="script" style:font-pitch="variable"/>
    <style:font-face style:name="Abadi MT Condensed" svg:font-family="'Abadi MT Condensed'" style:font-family-generic="swiss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 bassoumi</meta:initial-creator>
    <meta:creation-date>2015-02-10T15:58:38.73</meta:creation-date>
    <dc:date>2015-02-12T20:11:01.26</dc:date>
    <dc:creator>Julia bassoumi</dc:creator>
    <meta:editing-duration>PT1H21M22S</meta:editing-duration>
    <meta:editing-cycles>3</meta:editing-cycles>
    <meta:generator>OpenOffice.org/3.4$Win32 OpenOffice.org_project/340m1$Build-9590</meta:generator>
    <meta:document-statistic meta:table-count="0" meta:image-count="0" meta:object-count="0" meta:page-count="2" meta:paragraph-count="36" meta:word-count="403" meta:character-count="2534"/>
  </office:meta>
</office:document-meta>
</file>